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86A0000120600000BFAF8459D9DE7C42C25.svg" manifest:media-type="image/svg+xml"/>
  <manifest:file-entry manifest:full-path="Pictures/10000201000000E90000009B15A69AE1125FA3FD.png" manifest:media-type="image/png"/>
  <manifest:file-entry manifest:full-path="Pictures/10000201000000E90000009BFFEF6418A5E09FEA.png" manifest:media-type="image/png"/>
  <manifest:file-entry manifest:full-path="Pictures/10001AED0000160E000016230EF8B9A0B8111F2C.svg" manifest:media-type="image/svg+xml"/>
  <manifest:file-entry manifest:full-path="Pictures/10000201000000500000003D6EB64CEBCACE10DE.png" manifest:media-type="image/png"/>
  <manifest:file-entry manifest:full-path="Pictures/100018B00000120600000BFBE92E31CEEE9FE04E.svg" manifest:media-type="image/svg+xml"/>
  <manifest:file-entry manifest:full-path="Pictures/100002010000011C0000011E4C99560FB3DCE368.png" manifest:media-type="image/png"/>
  <manifest:file-entry manifest:full-path="Pictures/10001DEC0000063B000004BAB8953B88B0E7009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4.1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3.0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8cm" fo:min-width="1.272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25cm"/>
      <style:paragraph-properties style:writing-mode="lr-tb"/>
    </style:style>
    <style:style style:name="gr8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6.01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965cm"/>
      <style:paragraph-properties style:writing-mode="lr-tb"/>
    </style:style>
    <style:style style:name="gr10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301cm" fo:min-width="2.34cm" fo:padding-top="0.05cm" fo:padding-bottom="0.05cm" fo:padding-left="0.08cm" fo:padding-right="0.08cm"/>
      <style:paragraph-properties style:writing-mode="lr-tb"/>
    </style:style>
    <style:style style:name="gr11" style:family="graphic" style:parent-style-name="standard">
      <style:graphic-properties svg:stroke-width="0.035cm" svg:stroke-color="#b22222" draw:marker-start-width="0.352cm" draw:marker-end-width="0.352cm" draw:fill="none" draw:textarea-horizontal-align="justify" draw:textarea-vertical-align="middle" draw:auto-grow-height="false" fo:min-height="0.266cm" fo:min-width="1.14cm" fo:padding-top="0.117cm" fo:padding-bottom="0.117cm" fo:padding-left="0.117cm" fo:padding-right="0.117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8d281e" loext:opacity="100%" style:font-name="Source Code Pr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bababa" loext:opacity="100%" style:font-name="Source Code Pro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069a2e" loext:opacity="100%" style:font-name="Source Code Pro" fo:font-size="10pt" style:font-size-asian="10pt" style:font-size-complex="10pt"/>
    </style:style>
    <style:style style:name="P6" style:family="paragraph"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7" style:family="paragraph">
      <loext:graphic-properties draw:fill-color="#c9211e"/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8" style:family="paragraph">
      <style:paragraph-properties fo:text-align="center" style:writing-mode="lr-tb"/>
      <style:text-properties style:font-name="Hack"/>
    </style:style>
    <style:style style:name="P9" style:family="paragraph">
      <loext:graphic-properties draw:fill="none"/>
      <style:paragraph-properties fo:text-align="center" style:writing-mode="lr-tb"/>
      <style:text-properties style:font-name="Hack"/>
    </style:style>
    <style:style style:name="P10" style:family="paragraph">
      <style:text-properties fo:color="#ffffff" loext:opacity="100%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Source Code Pro" fo:font-size="10pt" fo:font-weight="bold" style:font-size-asian="10pt" style:font-size-complex="10pt"/>
    </style:style>
    <style:style style:name="T1" style:family="text">
      <style:text-properties fo:color="#8d281e" loext:opacity="100%" style:font-name="Source Code Pro" fo:font-size="10pt" style:font-size-asian="10pt" style:font-size-complex="10pt"/>
    </style:style>
    <style:style style:name="T2" style:family="text">
      <style:text-properties style:font-name="Source Code Pro" fo:font-size="6pt" style:font-size-asian="6pt" style:font-size-complex="6pt"/>
    </style:style>
    <style:style style:name="T3" style:family="text">
      <style:text-properties fo:color="#bababa" loext:opacity="100%" style:font-name="Source Code Pro" fo:font-size="10pt" style:font-size-asian="10pt" style:font-size-complex="10pt"/>
    </style:style>
    <style:style style:name="T4" style:family="text">
      <style:text-properties fo:color="#069a2e" loext:opacity="100%" style:font-name="Source Code Pro" fo:font-size="10pt" style:font-size-asian="10pt" style:font-size-complex="10pt"/>
    </style:style>
    <style:style style:name="T5" style:family="text">
      <style:text-properties fo:color="#ffffff" loext:opacity="100%" style:font-name="Source Code Pro" fo:font-size="8pt" fo:font-weight="normal" style:font-size-asian="8pt" style:font-weight-asian="bold" style:font-size-complex="8pt" style:font-weight-complex="bold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style:font-name="Source Code Pr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cm" svg:x="11.55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5cm" svg:y1="2cm" svg:x2="6cm" svg:y2="4cm">
          <text:p/>
        </draw:line>
        <draw:line draw:style-name="gr2" draw:text-style-name="P1" draw:layer="layout" svg:x1="14.25cm" svg:y1="1.25cm" svg:x2="13.5cm" svg:y2="1.75cm">
          <text:p/>
        </draw:line>
        <draw:line draw:style-name="gr2" draw:text-style-name="P1" draw:layer="layout" svg:x1="14.25cm" svg:y1="2cm" svg:x2="13.75cm" svg:y2="2cm">
          <text:p/>
        </draw:line>
        <draw:line draw:style-name="gr2" draw:text-style-name="P1" draw:layer="layout" svg:x1="14.25cm" svg:y1="2.75cm" svg:x2="13.5cm" svg:y2="2.25cm">
          <text:p/>
        </draw:line>
        <draw:line draw:style-name="gr2" draw:text-style-name="P1" draw:layer="layout" svg:x1="12.65cm" svg:y1="2cm" svg:x2="11.65cm" svg:y2="2cm">
          <text:p/>
        </draw:line>
        <draw:line draw:style-name="gr2" draw:text-style-name="P1" draw:layer="layout" svg:x1="11.25cm" svg:y1="2.25cm" svg:x2="11.25cm" svg:y2="6.25cm">
          <text:p/>
        </draw:line>
        <draw:custom-shape draw:style-name="gr3" draw:text-style-name="P1" draw:layer="layout" svg:width="3.6cm" svg:height="1.3cm" svg:x="3.75cm" svg:y="0.4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44cm" svg:height="0.751cm" svg:x="3.463cm" svg:y="-0.062cm">
          <draw:text-box>
            <text:p><text:span text:style-name="T1">Hosting VLAN</text:span></text:p>
          </draw:text-box>
        </draw:frame>
        <draw:line draw:style-name="gr2" draw:text-style-name="P1" draw:layer="layout" svg:x1="4.9cm" svg:y1="1.15cm" svg:x2="3.9cm" svg:y2="1.15cm">
          <text:p/>
        </draw:line>
        <draw:frame draw:style-name="gr5" draw:text-style-name="P1" draw:layer="layout" svg:width="1.58cm" svg:height="1.2cm" svg:x="12.413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14.271cm" svg:y="1.1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14.272cm" svg:y="1.726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14.273cm" svg:y="2.351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15.8cm" svg:y="3.1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10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2cm" svg:height="2.15cm" svg:x="10.1cm" svg:y="1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11C0000011E4C99560FB3DCE368.png" xlink:type="simple" xlink:show="embed" xlink:actuate="onLoad" draw:mime-type="image/png"/>
        </draw:frame>
        <draw:frame draw:style-name="gr9" draw:text-style-name="P5" draw:layer="layout" svg:width="3.465cm" svg:height="0.696cm" svg:x="11.25cm" svg:y="0.5cm">
          <draw:text-box>
            <text:p><text:span text:style-name="T4">Container VLAN</text:span></text:p>
          </draw:text-box>
        </draw:frame>
        <draw:custom-shape draw:style-name="gr10" draw:text-style-name="P7" draw:layer="layout" svg:width="2.499cm" svg:height="0.4cm" draw:transform="skewX (0.00244346095279206) translate (2.051cm 1cm)">
          <text:p text:style-name="P6"><text:span text:style-name="T5">default route</text:span></text:p>
          <draw:enhanced-geometry svg:viewBox="0 0 21600 21600" draw:mirror-vertical="false" draw:mirror-horizontal="true" draw:text-areas="0 0 21600 21600" draw:type="pentagon-right" draw:modifiers="18282.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75cm" svg:y1="4cm" svg:x2="5.75cm" svg:y2="1.5cm">
          <text:p/>
        </draw:line>
        <draw:custom-shape draw:style-name="gr1" draw:text-style-name="P1" draw:layer="layout" svg:width="4.7cm" svg:height="2cm" svg:x="11.538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38cm" svg:y1="5.85cm" svg:x2="13.488cm" svg:y2="6.35cm">
          <text:p/>
        </draw:line>
        <draw:line draw:style-name="gr2" draw:text-style-name="P1" draw:layer="layout" svg:x1="14.238cm" svg:y1="6.6cm" svg:x2="13.738cm" svg:y2="6.6cm">
          <text:p/>
        </draw:line>
        <draw:line draw:style-name="gr2" draw:text-style-name="P1" draw:layer="layout" svg:x1="14.238cm" svg:y1="7.35cm" svg:x2="13.488cm" svg:y2="6.85cm">
          <text:p/>
        </draw:line>
        <draw:line draw:style-name="gr2" draw:text-style-name="P1" draw:layer="layout" svg:x1="12.638cm" svg:y1="6.6cm" svg:x2="11.638cm" svg:y2="6.6cm">
          <text:p/>
        </draw:line>
        <draw:frame draw:style-name="gr5" draw:text-style-name="P1" draw:layer="layout" svg:width="1.58cm" svg:height="1.2cm" svg:x="12.401cm" svg:y="6.1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14.259cm" svg:y="5.7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14.26cm" svg:y="6.326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14.261cm" svg:y="6.951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15.788cm" svg:y="7.7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9.988cm" svg:y="5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465cm" svg:height="0.696cm" svg:x="11.238cm" svg:y="5.1cm">
          <draw:text-box>
            <text:p><text:span text:style-name="T4">Container VLAN</text:span></text:p>
          </draw:text-box>
        </draw:frame>
        <draw:frame draw:style-name="gr5" draw:text-style-name="P1" draw:layer="layout" svg:width="1.79cm" svg:height="1.2cm" svg:x="10.3cm" svg:y="6.0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E90000009BFFEF6418A5E09FEA.png" xlink:type="simple" xlink:show="embed" xlink:actuate="onLoad" draw:mime-type="image/png"/>
        </draw:frame>
        <draw:custom-shape draw:style-name="gr1" draw:text-style-name="P1" draw:layer="layout" svg:width="4.7cm" svg:height="2cm" svg:x="0.5cm" svg:y="3.2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5cm" svg:y1="5.004cm" svg:x2="3.2cm" svg:y2="4.504cm">
          <text:p/>
        </draw:line>
        <draw:line draw:style-name="gr2" draw:text-style-name="P1" draw:layer="layout" svg:x1="2.4cm" svg:y1="4.3cm" svg:x2="3.15cm" svg:y2="4.3cm">
          <text:p/>
        </draw:line>
        <draw:line draw:style-name="gr2" draw:text-style-name="P1" draw:layer="layout" svg:x1="2.45cm" svg:y1="3.504cm" svg:x2="3.2cm" svg:y2="4.004cm">
          <text:p/>
        </draw:line>
        <draw:line draw:style-name="gr2" draw:text-style-name="P1" draw:layer="layout" svg:x1="5.15cm" svg:y1="4.3cm" svg:x2="4.15cm" svg:y2="4.3cm">
          <text:p/>
        </draw:line>
        <draw:frame draw:style-name="gr5" draw:text-style-name="P1" draw:layer="layout" svg:width="1.6cm" svg:height="1.2cm" svg:x="2.9cm" svg:y="3.8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0.621cm" svg:y="3.354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0.622cm" svg:y="3.98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0.623cm" svg:y="4.605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5.95cm" svg:y="5.354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0.15cm" svg:y="3.0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465cm" svg:height="0.696cm" svg:x="0.2cm" svg:y="2.754cm">
          <draw:text-box>
            <text:p><text:span text:style-name="T4">Container VLAN</text:span></text:p>
          </draw:text-box>
        </draw:frame>
        <draw:line draw:style-name="gr2" draw:text-style-name="P1" draw:layer="layout" svg:x1="6cm" svg:y1="4.5cm" svg:x2="10.5cm" svg:y2="6.5cm">
          <text:p/>
        </draw:line>
        <draw:frame draw:style-name="gr5" draw:text-style-name="P1" draw:layer="layout" svg:width="1.8cm" svg:height="1.18cm" svg:x="4.713cm" svg:y="3.78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E90000009B15A69AE1125FA3FD.png" xlink:type="simple" xlink:show="embed" xlink:actuate="onLoad" draw:mime-type="image/png"/>
        </draw:frame>
        <draw:frame draw:style-name="gr5" draw:text-style-name="P1" draw:layer="layout" svg:width="1.58cm" svg:height="1.2cm" svg:x="4.763cm" svg:y="0.6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custom-shape draw:style-name="gr11" draw:text-style-name="P9" draw:layer="layout" svg:width="1.374cm" svg:height="0.5cm" svg:x="4cm" svg:y="1.95cm">
          <text:p text:style-name="P8"><text:span text:style-name="T6"><text:s/></text:span><text:span text:style-name="T6">S-NAT</text:span></text:p>
          <draw:enhanced-geometry svg:viewBox="0 0 21600 21600" draw:mirror-horizontal="true" draw:mirror-vertical="false" draw:type="line-callout-1" draw:modifiers="-4068.65454545455 82692.2155688623 -3927.27272727273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11" draw:layer="layout" svg:width="0.925cm" svg:height="0.751cm" svg:x="5.2cm" svg:y="4.1cm">
          <draw:text-box>
            <text:p text:style-name="P10"><text:span text:style-name="T7">R1</text:span></text:p>
          </draw:text-box>
        </draw:frame>
        <draw:frame draw:style-name="gr12" draw:text-style-name="P11" draw:layer="layout" svg:width="0.925cm" svg:height="0.751cm" svg:x="10.701cm" svg:y="1.801cm">
          <draw:text-box>
            <text:p text:style-name="P10"><text:span text:style-name="T7">R2</text:span></text:p>
          </draw:text-box>
        </draw:frame>
        <draw:frame draw:style-name="gr12" draw:text-style-name="P11" draw:layer="layout" svg:width="0.925cm" svg:height="0.751cm" svg:x="10.702cm" svg:y="6.402cm">
          <draw:text-box>
            <text:p text:style-name="P10"><text:span text:style-name="T7">R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10-16T16:34:21.727494229</dc:date>
    <dc:creator>Philippe Latu</dc:creator>
    <meta:editing-duration>PT15M7S</meta:editing-duration>
    <meta:editing-cycles>5</meta:editing-cycles>
    <meta:generator>LibreOffice/7.0.2.2$MacOSX_X86_64 LibreOffice_project/8349ace3c3162073abd90d81fd06dcfb6b36b994</meta:generator>
    <meta:document-statistic meta:object-count="52"/>
  </office:meta>
</office:document-meta>
</file>